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No_20_Spacing">
      <style:paragraph-properties fo:margin-left="0.25in" fo:margin-right="0in" fo:text-indent="0in" style:auto-text-indent="false"/>
    </style:style>
    <style:style style:name="P2" style:family="paragraph" style:parent-style-name="No_20_Spacing">
      <style:paragraph-properties fo:margin-left="0.5in" fo:margin-right="0in" fo:text-indent="0in" style:auto-text-indent="false"/>
    </style:style>
    <style:style style:name="P3" style:family="paragraph" style:parent-style-name="No_20_Spacing" style:master-page-name="Standard">
      <style:paragraph-properties fo:margin-left="0.25in" fo:margin-right="0in" fo:text-indent="0in" style:auto-text-indent="false" style:page-number="auto"/>
    </style:style>
    <style:style style:name="P4" style:family="paragraph" style:parent-style-name="No_20_Spacing" style:list-style-name="WWNum1"/>
    <style:style style:name="P5" style:family="paragraph" style:parent-style-name="No_20_Spacing" style:list-style-name="WWNum1">
      <style:text-properties officeooo:rsid="001471df" officeooo:paragraph-rsid="001471df"/>
    </style:style>
    <style:style style:name="P6" style:family="paragraph" style:parent-style-name="No_20_Spacing" style:list-style-name="WWNum1">
      <style:text-properties officeooo:rsid="0015ef87"/>
    </style:style>
    <style:style style:name="T1" style:family="text">
      <style:text-properties officeooo:rsid="001471df"/>
    </style:style>
    <style:style style:name="T2" style:family="text">
      <style:text-properties officeooo:rsid="0015ef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text:span text:style-name="T1">2</text:span></text:p>
      <text:p text:style-name="No_20_Spacing"/>
      <text:list xml:id="list1126822155269580042" text:style-name="WWNum1">
        <text:list-item>
          <text:p text:style-name="P4">Understanding: Explain the weekly project in English, <text:span text:style-name="T2">pseudo code</text:span>, and drawings.</text:p>
          <text:list>
            <text:list-item>
              <text:p text:style-name="P5">Create a program in C that asks a user to guess a number from 1010 in a few guesses (you decide how many guesses in enough with a loop and variable), says whether a guess is too high or too low each round, and adjusts the boundary of given numbers in a guess based on previous guesses (also, consider when you would use different data types and indicator messages based on the expected questions you would ask the user.</text:p>
            </text:list-item>
            <text:list-item>
              <text:p text:style-name="P4">Drawings</text:p>
            </text:list-item>
            <text:list-item>
              <text:p text:style-name="P6">Pseudo code</text:p>
            </text:list-item>
          </text:list>
        </text:list-item>
        <text:list-item>
          <text:p text:style-name="P4">Design: describe or draw out how the program should behave</text:p>
          <text:list>
            <text:list-item>
              <text:p text:style-name="P4">explanation</text:p>
            </text:list-item>
            <text:list-item>
              <text:p text:style-name="P4">drawing</text:p>
            </text:list-item>
            <text:list-item>
              <text:p text:style-name="P4">Flowcharts</text:p>
            </text:list-item>
            <text:list-item>
              <text:p text:style-name="P6">Pseudo code</text:p>
            </text:list-item>
          </text:list>
        </text:list-item>
        <text:list-item>
          <text:p text:style-name="P4">Testing: design and describe some tests to verify that your code would be working properly. Perhaps create a table (input, expected output, actual output) describing the tests that you plan to perform to demonstrate that your program meets the assignment requirements.</text:p>
          <text:list>
            <text:list-item>
              <text:p text:style-name="P4">Now test each of the cases you came up with in your testing section and note any unexpected results or fixes in your testing or reflection sections.</text:p>
            </text:list-item>
          </text:list>
        </text:list-item>
      </text:list>
      <text:p text:style-name="P1"/>
      <text:p text:style-name="P2"><text:bookmark text:name="_GoBack"/>Note: modifying designs and tests for your implementation is okay, but make sure you take note and think carefully during the implementation process so that you can include whatever changes you make in your reflection section and improve your later design and test creation processes.</text:p>
      <text:p text:style-name="P1"/>
      <text:p text:style-name="P2">If you fail any test cases, then you can go back in your code and fix any errors and test it again, but you should not this anytime it happens so you can mention some of it in your reflection.</text:p>
      <text:p text:style-name="P1"/>
      <text:list xml:id="list125746945892832" text:continue-numbering="true" text:style-name="WWNum1">
        <text:list-item>
          <text:p text:style-name="P4">Reflection: now that you are done with your program (even if the program is not complete!) you should discuss the process. You should mention things like:</text:p>
          <text:list>
            <text:list-item>
              <text:p text:style-name="P4">Was your understanding complete and design adequate at the start of the project or did you learn something about the problem as you went. What details might someone have missed during the understanding process that the implementation and testing process reveal?</text:p>
            </text:list-item>
            <text:list-item>
              <text:p text:style-name="P4">Did all your tests work out the way you expected or did you have to alter your tests because of some design, implementation, or testing details?</text:p>
            </text:list-item>
            <text:list-item>
              <text:p text:style-name="P4">Did implementation go without any problems, were there details that were difficult to get working the way you wanted them to?</text:p>
            </text:list-item>
            <text:list-item>
              <text:p text:style-name="P4">What details might someone miss during the implementation process?</text:p>
            </text:list-item>
            <text:list-item>
              <text:p text:style-name="P4">What techniques helped you approach the problem, from class and from outside class? Does this project seem related to previous projects and do you see any names for future projects that it might be related to?</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y, Kevin</meta:initial-creator>
    <meta:editing-cycles>8</meta:editing-cycles>
    <meta:creation-date>2017-01-10T18:15:00</meta:creation-date>
    <dc:date>2017-01-23T12:57:46.254835555</dc:date>
    <meta:editing-duration>PT9M28S</meta:editing-duration>
    <meta:generator>LibreOffice/5.1.4.2$Linux_x86 LibreOffice_project/10m0$Build-2</meta:generator>
    <meta:document-statistic meta:table-count="0" meta:image-count="0" meta:object-count="0" meta:page-count="1" meta:paragraph-count="20" meta:word-count="439" meta:character-count="2538" meta:non-whitespace-character-count="2136"/>
    <meta:user-defined meta:name="AppVersion">14.0000</meta:user-defined>
    <meta:user-defined meta:name="Company">NuScale Pow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